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" fo:font-size="14pt" fo:font-weight="bold" officeooo:rsid="0000388d" officeooo:paragraph-rsid="0000388d" style:font-size-asian="12.25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Calibri" fo:font-size="14pt" fo:font-weight="bold" officeooo:rsid="0001fd51" officeooo:paragraph-rsid="0001fd51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libri" fo:font-size="14pt" fo:font-weight="bold" officeooo:rsid="00023636" officeooo:paragraph-rsid="0000388d" style:font-size-asian="12.25pt" style:font-weight-asian="bold" style:font-size-complex="14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Calibri" fo:font-size="14pt" fo:font-weight="normal" officeooo:rsid="0000388d" officeooo:paragraph-rsid="0000388d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RLs</text:p>
      <text:p text:style-name="P1">For idea sms:</text:p>
      <text:p text:style-name="P4"><text:span text:style-name="T1">url:</text:span><text:tab/><text:a xlink:type="simple" xlink:href="http://dev.wicore.in/WiPay/idea_54767" text:style-name="Internet_20_link" text:visited-style-name="Visited_20_Internet_20_Link">http://dev.wicore.in/WiPay/idea_54767</text:a></text:p>
      <text:p text:style-name="P4"><text:span text:style-name="T1">Body:</text:span><text:tab/>&lt;?xml version="1.0" encoding="ISO-8859-1"?&gt;&lt;message id="routerSMSNode4@SVHJ0677:39329056899"&gt;&lt;sms type="mo"&gt;&lt;retry count="0" max="3"/&gt;&lt;destination messageid="A6A8D639"&gt;&lt;address&gt;&lt;number type="unknown"&gt;55321&lt;/number&gt;&lt;/address&gt;&lt;/destination&gt;&lt;source&gt;&lt;address&gt;&lt;number type="international"&gt;919298323777&lt;/number&gt;&lt;/address&gt;&lt;/source&gt;&lt;ud type="text"&gt;GLAPP UNLOCK V006 YF76 1790 31432 8102 EN 28&lt;/ud&gt;&lt;vp type="absolute"&gt;&lt;date&gt;&lt;year&gt;2021&lt;/year&gt;&lt;month&gt;10&lt;/month&gt;&lt;day&gt;23&lt;/day&gt;&lt;hour&gt;6&lt;/hour&gt;&lt;minute&gt;20&lt;/minute&gt;&lt;second&gt;55&lt;/second&gt;&lt;millisecond&gt;226&lt;/millisecond&gt;&lt;/date&gt;&lt;/vp&gt;&lt;scts&gt;&lt;date&gt;&lt;year&gt;2021&lt;/year&gt;&lt;month&gt;10&lt;/month&gt;&lt;day&gt;22&lt;/day&gt;&lt;hour&gt;6&lt;/hour&gt;&lt;minute&gt;20&lt;/minute&gt;&lt;second&gt;55&lt;/second&gt;&lt;millisecond&gt;225&lt;/millisecond&gt;&lt;/date&gt;&lt;/scts&gt;&lt;param name="unique_id" value="71421102211507580777"/&gt;&lt;/sms&gt;&lt;/message&gt;</text:p>
      <text:p text:style-name="P1">For vodafone sms:</text:p>
      <text:p text:style-name="P1">url:<text:tab/><text:a xlink:type="simple" xlink:href="http://dev.wicore.in/WiPay/vodafone/sms?MSG=GLAPP+UNLOCK+V006+TZ90+2742+26632+4394+EN+28&amp;MNO=911234567891&amp;CIRCLE=UPEAST&amp;TELCO=Vodafone" text:style-name="Internet_20_link" text:visited-style-name="Visited_20_Internet_20_Link"><text:span text:style-name="T2">http://dev.wicore.in/WiPay/vodafone/sms?MSG=GLAPP+UNLOCK+V006+TZ90+2742+26632+4394+EN+28&amp;MNO=911234567891&amp;CIRCLE=UPEAST&amp;TELCO=Vodafone</text:span></text:a></text:p>
      <text:p text:style-name="P2">For Paytm Bemobi:</text:p>
      <text:p text:style-name="P2">url: <text:tab/><text:span text:style-name="T2">https://dev.wicore.in/WiPay/v2/Bill?access_url=http%3A%2F%2Fwin.gamesclubpremium.com&amp;bill_type=SUBSCRIPTION&amp;cid=Wicore_Mix_01&amp;ctype=SUBSCRIPTION&amp;mid=164&amp;op_name=Paytm&amp;order_id=34036875417133844&amp;price=1&amp;country_code=91&amp;req_mode=WEB&amp;sign=0090353bf1e87e9d5f6f0a98184539e6&amp;title=Games+Club+Premium+Week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8:12:26.713000000</meta:creation-date>
    <dc:date>2021-10-28T18:20:17.674000000</dc:date>
    <meta:editing-duration>PT7M50S</meta:editing-duration>
    <meta:editing-cycles>3</meta:editing-cycles>
    <meta:generator>LibreOffice/4.4.0.1$Windows_x86 LibreOffice_project/1ba9640ddd424f1f535c75bf2b86703770b8cf6f</meta:generator>
    <meta:document-statistic meta:table-count="0" meta:image-count="0" meta:object-count="0" meta:page-count="1" meta:paragraph-count="8" meta:word-count="39" meta:character-count="1325" meta:non-whitespace-character-count="1293"/>
  </office:meta>
</office:document-meta>
</file>